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ří vyvíjeli a zlepšovali OpenOffice.org, oznámili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.org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é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ního filtru pro formát Microsoft Word 97/2000 / 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Když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